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.0042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0.8646in"/>
    </style:style>
    <style:style style:name="Table1.F" style:family="table-column">
      <style:table-column-properties style:column-width="0.6771in"/>
    </style:style>
    <style:style style:name="Table1.H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H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8646in"/>
    </style:style>
    <style:style style:name="Table2.F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0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H6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<text:span text:style-name="T2">&amp; DVTH BÌNH PHƯỚC</text:span></text:p>
      <text:p text:style-name="P1"><draw:line text:anchor-type="paragraph" draw:z-index="0" draw:style-name="gr1" draw:text-style-name="P13" svg:x1="0.8346in" svg:y1="-0.0429in" svg:x2="1.9421in" svg:y2="-0.0429in"><text:p/></draw:line><text:span text:style-name="T2"> <text:s text:c="8"/>PHÒNG XỔ SỐ TỰ CHỌN</text:span><text:tab/><text:tab/><text:tab/></text:p>
      <text:p text:style-name="P1"><text:tab/><text:tab/><text:tab/></text:p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4-11-03T14:20:13</dc:date>
    <dc:creator>phung11764 </dc:creator>
    <meta:editing-duration>PT6H47M7S</meta:editing-duration>
    <meta:editing-cycles>96</meta:editing-cycles>
    <meta:document-statistic meta:table-count="2" meta:image-count="0" meta:object-count="0" meta:page-count="2" meta:paragraph-count="59" meta:word-count="128" meta:character-count="1280" meta:non-whitespace-character-count="1188"/>
  </office:meta>
</office:document-meta>
</file>